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QueryNode.setAbsolute( boolean absol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getPathSte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QueryNode.needsSystemTre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th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getValidJcrSystemNode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QueryNode.addPathStep( LocationStepQueryNode 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QueryNode.PathQueryNode( QueryNode parent , List validJcrSystem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